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n" fo:country="US"/>
    </style:style>
    <style:style style:name="T3" style:parent-style-name="Fuentedepárrafopredeter." style:family="text">
      <style:text-properties fo:language="en" fo:country="US"/>
    </style:style>
    <style:style style:name="T4" style:parent-style-name="Hipervínculo" style:family="text">
      <style:text-properties fo:language="en" fo:country="US"/>
    </style:style>
    <style:style style:name="T5" style:parent-style-name="Fuentedepárrafopredeter." style:family="text">
      <style:text-properties fo:language="en" fo:country="US"/>
    </style:style>
    <style:style style:name="T6" style:parent-style-name="Fuentedepárrafopredeter." style:family="text">
      <style:text-properties fo:language="en" fo:country="US"/>
    </style:style>
    <style:style style:name="T7" style:parent-style-name="Fuentedepárrafopredeter." style:family="text">
      <style:text-properties fo:language="en" fo:country="US"/>
    </style:style>
    <style:style style:name="T8" style:parent-style-name="Fuentedepárrafopredeter." style:family="text">
      <style:text-properties fo:language="en" fo:country="US"/>
    </style:style>
    <style:style style:name="T9" style:parent-style-name="Hipervínculo" style:family="text">
      <style:text-properties style:font-name="Segoe UI" style:font-name-complex="Segoe UI" fo:color="#0366D6" fo:font-size="10.5pt" style:font-size-asian="10.5pt" style:font-size-complex="10.5pt" fo:background-color="#F6F8FA" fo:language="en" fo:country="US"/>
    </style:style>
    <style:style style:name="T10" style:parent-style-name="Fuentedepárrafopredeter." style:family="text">
      <style:text-properties fo:language="en" fo:country="US"/>
    </style:style>
  </office:automatic-styles>
  <office:body>
    <office:text text:use-soft-page-breaks="true">
      <text:p text:style-name="P1">Instructivo de como ejecutar el juego:</text:p>
      <text:p text:style-name="Normal"><text:span text:style-name="T2">Accede</text:span><text:span text:style-name="T3"><text:s/>a<text:s/></text:span><text:a xlink:href="https://github.com/josessin/Namix-Cards" office:target-frame-name="_top" xlink:show="replace"><text:span text:style-name="T4">https://github.com/josessin/Namix-Cards</text:span></text:a></text:p>
      <text:p text:style-name="Normal"><text:span text:style-name="T5">Haga</text:span><text:span text:style-name="T6"><text:s/>click</text:span><text:span text:style-name="T7"><text:s/>sobre</text:span><text:span text:style-name="T8"><text:s/></text:span><text:a office:title="Namix Cards Build.zip" xlink:href="https://github.com/josessin/Namix-Cards/blob/master/Namix%20Cards%20Build.zip" office:target-frame-name="_top" xlink:show="replace"><text:span text:style-name="T9">Namix Cards Build.zip</text:span></text:a><text:span text:style-name="T10"><text:s/></text:span></text:p>
      <text:p text:style-name="Normal">Haga<text:s/>click sobre el<text:s/>botón<text:s/>Download<text:s/>(al lado de el botón History)</text:p>
      <text:p text:style-name="Normal">Descomprima<text:s/>el archivo .zip descargado.</text:p>
      <text:p text:style-name="Normal">Una vez descomprimido, hacer doble click sobre Namix-Card_v1.0</text:p>
      <text:p text:style-name="Normal">Se debe tener instalado el JRE <text:s/>(JAVA runtime environment )<text:s/>en la computadora en la que se desea ejecutar el juego. Este se puede descargar de<text:s/><text:a xlink:href="https://www.java.com" office:target-frame-name="_top" xlink:show="replace"><text:span text:style-name="Hipervínculo">https://www.java.com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uillermo Jose Antonini</meta:initial-creator>
    <dc:creator>Guillermo Jose Antonini</dc:creator>
    <meta:creation-date>2017-06-21T18:07:00Z</meta:creation-date>
    <dc:date>2017-06-21T18:23:00Z</dc:date>
    <meta:template xlink:href="Normal" xlink:type="simple"/>
    <meta:editing-cycles>2</meta:editing-cycles>
    <meta:editing-duration>PT960S</meta:editing-duration>
    <meta:document-statistic meta:page-count="1" meta:paragraph-count="1" meta:word-count="103" meta:character-count="674" meta:row-count="4" meta:non-whitespace-character-count="572"/>
  </office:meta>
</office:document-meta>
</file>